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Variable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Variable.has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Variable.getNamedFunction( String func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undVariable.get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undVariable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undVariable.setParameters( String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undVariable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Variable.execute( SampleResult previousResult , Sampler currentSamp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mpoundVariable.CompoundVariable( String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Variable.Compound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undVariable.getRaw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Variable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undVariabl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